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26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9Z101"/>SURAT KEPUTUSAN</text:p>
      <text:p text:style-name="P9">No. / 422 / 454 /Adm.Sek</text:p>
      <text:p text:style-name="P10"/>
      <text:p text:style-name="P11">Berdasarkan :</text:p>
      <text:list xml:id="list80121810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VITO ERIX HERMANSYAH</text:span></text:p>
      <text:p text:style-name="P13"><text:span text:style-name="T2"><text:tab/><text:tab/>Tempat, Tanggal Lahir<text:tab/>: SERANG, 04-02-2002</text:span></text:p>
      <text:p text:style-name="P13"><text:span text:style-name="T2"><text:tab/><text:tab/>NISN<text:tab/><text:tab/><text:tab/><text:tab/>: 0026813118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9Z10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9Z10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9Z101"/><text:bookmark-end text:name="_Hlk481362583MailMergeMark2020-05-06T04:06:49Z10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21.948514691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9" meta:character-count="9637" meta:non-whitespace-character-count="84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